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24-02-15 18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24-02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8552" calcext:value-type="float">
            <text:p>28.03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23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91968" calcext:value-type="float">
            <text:p>40.89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23-07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92064" calcext:value-type="float">
            <text:p>69.09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22-11-29 18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22-11-2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9624" calcext:value-type="float">
            <text:p>38.13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22-07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91488" calcext:value-type="float">
            <text:p>52.2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22-0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30824" calcext:value-type="float">
            <text:p>43.93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20-09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20-06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65" calcext:value-type="float">
            <text:p>62.86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20-02-1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69992" calcext:value-type="float">
            <text:p>43.3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9-12-20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9-12-2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8864" calcext:value-type="float">
            <text:p>32.05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9-12-1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9-11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3232" calcext:value-type="float">
            <text:p>54.05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9-10-2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9-09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26872" calcext:value-type="float">
            <text:p>64.12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9-08-15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06008" calcext:value-type="float">
            <text:p>69.40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9-07-17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13784" calcext:value-type="float">
            <text:p>67.61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9-04-3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9-02-0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6224" calcext:value-type="float">
            <text:p>37.60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8-12-10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3912" calcext:value-type="float">
            <text:p>48.06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8-06-1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41256" calcext:value-type="float">
            <text:p>60.34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8-01-24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332" calcext:value-type="float">
            <text:p>45.61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7-11-0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6624" calcext:value-type="float">
            <text:p>44.61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6-12-0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6-08-09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40448" calcext:value-type="float">
            <text:p>70.64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6-03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55976" calcext:value-type="float">
            <text:p>40.95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5-07-16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42752" calcext:value-type="float">
            <text:p>61.64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5-04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74448" calcext:value-type="float">
            <text:p>37.87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14-12-04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2004-11-0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08" calcext:value-type="float">
            <text:p>59.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63</text:p>
          </table:table-cell>
          <table:table-cell office:value-type="string" calcext:value-type="string">
            <text:p>1969-08-21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